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normal" officeooo:rsid="000e9e74" officeooo:paragraph-rsid="001113e5" style:font-weight-asian="normal" style:font-weight-complex="normal"/>
    </style:style>
    <style:style style:name="P2" style:family="paragraph" style:parent-style-name="Text_20_body">
      <style:text-properties fo:language="nl" fo:country="NL" officeooo:rsid="0002f86d" officeooo:paragraph-rsid="000450ec" style:language-asian="zxx" style:country-asian="none" style:language-complex="zxx" style:country-complex="none"/>
    </style:style>
    <style:style style:name="P3" style:family="paragraph" style:parent-style-name="Text_20_body">
      <style:text-properties fo:language="nl" fo:country="NL" officeooo:rsid="000452db" officeooo:paragraph-rsid="000452db" style:language-asian="zxx" style:country-asian="none" style:language-complex="zxx" style:country-complex="none"/>
    </style:style>
    <style:style style:name="P4" style:family="paragraph" style:parent-style-name="Text_20_body">
      <style:text-properties fo:language="nl" fo:country="NL" officeooo:rsid="000665c3" officeooo:paragraph-rsid="000665c3" style:language-asian="zxx" style:country-asian="none" style:language-complex="zxx" style:country-complex="none"/>
    </style:style>
    <style:style style:name="P5" style:family="paragraph" style:parent-style-name="Text_20_body">
      <style:text-properties fo:language="nl" fo:country="NL" officeooo:rsid="0006de47" officeooo:paragraph-rsid="0006de47" style:language-asian="zxx" style:country-asian="none" style:language-complex="zxx" style:country-complex="none"/>
    </style:style>
    <style:style style:name="P6" style:family="paragraph" style:parent-style-name="Text_20_body">
      <style:text-properties fo:language="nl" fo:country="NL" officeooo:rsid="000771d3" officeooo:paragraph-rsid="000771d3" style:language-asian="zxx" style:country-asian="none" style:language-complex="zxx" style:country-complex="none"/>
    </style:style>
    <style:style style:name="P7" style:family="paragraph" style:parent-style-name="Text_20_body">
      <style:text-properties fo:language="nl" fo:country="NL" officeooo:paragraph-rsid="0002f86d" style:language-asian="zxx" style:country-asian="none" style:language-complex="zxx" style:country-complex="none"/>
    </style:style>
    <style:style style:name="P8" style:family="paragraph" style:parent-style-name="Text_20_body">
      <style:text-properties fo:language="nl" fo:country="NL" officeooo:rsid="0008b8b6" officeooo:paragraph-rsid="0008b8b6" style:language-asian="zxx" style:country-asian="none" style:language-complex="zxx" style:country-complex="none"/>
    </style:style>
    <style:style style:name="P9" style:family="paragraph" style:parent-style-name="Text_20_body">
      <style:text-properties fo:language="nl" fo:country="NL" officeooo:rsid="0008b8b6" officeooo:paragraph-rsid="0017838c" style:language-asian="zxx" style:country-asian="none" style:language-complex="zxx" style:country-complex="none"/>
    </style:style>
    <style:style style:name="P10" style:family="paragraph" style:parent-style-name="Text_20_body">
      <style:text-properties fo:language="nl" fo:country="NL" officeooo:rsid="0008b8b6" officeooo:paragraph-rsid="0018eaed" style:language-asian="zxx" style:country-asian="none" style:language-complex="zxx" style:country-complex="none"/>
    </style:style>
    <style:style style:name="P11" style:family="paragraph" style:parent-style-name="Text_20_body">
      <style:text-properties fo:language="nl" fo:country="NL" officeooo:rsid="0008b8b6" officeooo:paragraph-rsid="0008b8b6"/>
    </style:style>
    <style:style style:name="P12" style:family="paragraph" style:parent-style-name="Text_20_body" style:list-style-name="L1">
      <style:text-properties fo:language="nl" fo:country="NL" officeooo:rsid="0008b8b6" officeooo:paragraph-rsid="0008b8b6"/>
    </style:style>
    <style:style style:name="P13" style:family="paragraph" style:parent-style-name="Text_20_body" style:list-style-name="L1">
      <style:text-properties fo:language="nl" fo:country="NL" officeooo:rsid="000983c4" officeooo:paragraph-rsid="000983c4"/>
    </style:style>
    <style:style style:name="P14" style:family="paragraph" style:parent-style-name="Text_20_body">
      <style:text-properties fo:language="nl" fo:country="NL" officeooo:rsid="000983c4" officeooo:paragraph-rsid="000983c4"/>
    </style:style>
    <style:style style:name="P15" style:family="paragraph" style:parent-style-name="Text_20_body">
      <style:text-properties fo:language="nl" fo:country="NL" officeooo:rsid="000aa779" officeooo:paragraph-rsid="000aa779"/>
    </style:style>
    <style:style style:name="P16" style:family="paragraph" style:parent-style-name="Text_20_body" style:list-style-name="L2">
      <style:text-properties fo:language="nl" fo:country="NL" officeooo:rsid="000aa779" officeooo:paragraph-rsid="000aa779"/>
    </style:style>
    <style:style style:name="P17" style:family="paragraph" style:parent-style-name="Text_20_body" style:list-style-name="L2">
      <style:text-properties fo:language="nl" fo:country="NL" officeooo:rsid="000c7bb3" officeooo:paragraph-rsid="000c7bb3"/>
    </style:style>
    <style:style style:name="P18" style:family="paragraph" style:parent-style-name="Text_20_body">
      <style:text-properties fo:language="nl" fo:country="NL" officeooo:rsid="000c7bb3" officeooo:paragraph-rsid="000c7bb3"/>
    </style:style>
    <style:style style:name="P19" style:family="paragraph" style:parent-style-name="Text_20_body" style:list-style-name="L2">
      <style:text-properties fo:language="nl" fo:country="NL" fo:font-weight="bold" officeooo:rsid="000c7bb3" officeooo:paragraph-rsid="000c7bb3" style:font-weight-asian="bold" style:font-weight-complex="bold"/>
    </style:style>
    <style:style style:name="P20" style:family="paragraph" style:parent-style-name="Text_20_body" style:list-style-name="L2">
      <style:text-properties fo:language="nl" fo:country="NL" fo:font-weight="bold" officeooo:rsid="000aa779" officeooo:paragraph-rsid="000aa779" style:font-weight-asian="bold" style:font-weight-complex="bold"/>
    </style:style>
    <style:style style:name="P21" style:family="paragraph" style:parent-style-name="Text_20_body" style:list-style-name="L2">
      <style:text-properties fo:language="nl" fo:country="NL" fo:font-weight="normal" officeooo:rsid="000aa779" officeooo:paragraph-rsid="000aa779" style:font-weight-asian="normal" style:font-weight-complex="normal"/>
    </style:style>
    <style:style style:name="P22" style:family="paragraph" style:parent-style-name="Text_20_body">
      <style:text-properties officeooo:rsid="000e9e74" officeooo:paragraph-rsid="000e9e74"/>
    </style:style>
    <style:style style:name="P23" style:family="paragraph" style:parent-style-name="Text_20_body">
      <style:text-properties officeooo:rsid="000e9e74" officeooo:paragraph-rsid="00107b46"/>
    </style:style>
    <style:style style:name="P24" style:family="paragraph" style:parent-style-name="Text_20_body">
      <style:text-properties officeooo:rsid="000e9e74" officeooo:paragraph-rsid="001113e5"/>
    </style:style>
    <style:style style:name="P25" style:family="paragraph" style:parent-style-name="Text_20_body">
      <style:text-properties officeooo:rsid="00120c1f" officeooo:paragraph-rsid="00120c1f"/>
    </style:style>
    <style:style style:name="P26" style:family="paragraph" style:parent-style-name="Text_20_body">
      <style:text-properties officeooo:rsid="001b50f5" officeooo:paragraph-rsid="001b50f5"/>
    </style:style>
    <style:style style:name="P27" style:family="paragraph" style:parent-style-name="Text_20_body">
      <style:text-properties officeooo:rsid="001cc9ae" officeooo:paragraph-rsid="001cc9ae"/>
    </style:style>
    <style:style style:name="P28" style:family="paragraph" style:parent-style-name="Title">
      <style:text-properties fo:language="nl" fo:country="NL" officeooo:rsid="0002f86d" officeooo:paragraph-rsid="0002f86d" style:language-asian="zxx" style:country-asian="none" style:language-complex="zxx" style:country-complex="none"/>
    </style:style>
    <style:style style:name="P29" style:family="paragraph" style:parent-style-name="Heading_20_1">
      <style:text-properties fo:language="nl" fo:country="NL" officeooo:rsid="000771d3" officeooo:paragraph-rsid="000771d3"/>
    </style:style>
    <style:style style:name="P30" style:family="paragraph" style:parent-style-name="Heading_20_1">
      <style:text-properties officeooo:rsid="000e9e74" officeooo:paragraph-rsid="000e9e74"/>
    </style:style>
    <style:style style:name="P31" style:family="paragraph" style:parent-style-name="Heading_20_3">
      <style:text-properties fo:language="nl" fo:country="NL" officeooo:rsid="0008b8b6" officeooo:paragraph-rsid="0008b8b6"/>
    </style:style>
    <style:style style:name="P32" style:family="paragraph" style:parent-style-name="Heading_20_3">
      <style:text-properties fo:language="nl" fo:country="NL" officeooo:rsid="000983c4" officeooo:paragraph-rsid="000983c4"/>
    </style:style>
    <style:style style:name="P33" style:family="paragraph" style:parent-style-name="Heading_20_3">
      <style:text-properties officeooo:rsid="001a4916" officeooo:paragraph-rsid="001a4916"/>
    </style:style>
    <style:style style:name="P34" style:family="paragraph" style:parent-style-name="Header">
      <style:text-properties fo:font-style="normal" officeooo:rsid="0015899c" officeooo:paragraph-rsid="0015899c" style:font-style-asian="normal" style:font-style-complex="normal"/>
    </style:style>
    <style:style style:name="T1" style:family="text">
      <style:text-properties officeooo:rsid="0002f86d"/>
    </style:style>
    <style:style style:name="T2" style:family="text">
      <style:text-properties fo:font-weight="normal" style:font-weight-asian="normal" style:font-weight-complex="normal"/>
    </style:style>
    <style:style style:name="T3" style:family="text">
      <style:text-properties fo:font-weight="normal" officeooo:rsid="0002f86d" style:font-weight-asian="normal" style:font-weight-complex="normal"/>
    </style:style>
    <style:style style:name="T4" style:family="text">
      <style:text-properties fo:font-weight="normal" officeooo:rsid="0008b8b6" style:font-weight-asian="normal" style:font-weight-complex="normal"/>
    </style:style>
    <style:style style:name="T5" style:family="text">
      <style:text-properties fo:font-weight="normal" officeooo:rsid="000e9e74" style:font-weight-asian="normal" style:font-weight-complex="normal"/>
    </style:style>
    <style:style style:name="T6" style:family="text">
      <style:text-properties fo:font-weight="normal" officeooo:rsid="0017838c" style:font-weight-asian="normal" style:font-weight-complex="normal"/>
    </style:style>
    <style:style style:name="T7" style:family="text">
      <style:text-properties fo:font-weight="normal" officeooo:rsid="0018eaed" style:font-weight-asian="normal" style:font-weight-complex="normal"/>
    </style:style>
    <style:style style:name="T8" style:family="text">
      <style:text-properties officeooo:rsid="000450ec"/>
    </style:style>
    <style:style style:name="T9" style:family="text">
      <style:text-properties officeooo:rsid="00061be7"/>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6de47" style:font-style-asian="normal" style:font-style-complex="normal"/>
    </style:style>
    <style:style style:name="T13" style:family="text">
      <style:text-properties fo:font-style="normal" officeooo:rsid="000771d3" style:font-style-asian="normal" style:font-style-complex="normal"/>
    </style:style>
    <style:style style:name="T14" style:family="text">
      <style:text-properties fo:font-style="normal" officeooo:rsid="0008b8b6" style:font-style-asian="normal" style:font-style-complex="normal"/>
    </style:style>
    <style:style style:name="T15" style:family="text">
      <style:text-properties fo:font-style="normal" officeooo:rsid="001113e5" style:font-style-asian="normal" style:font-style-complex="normal"/>
    </style:style>
    <style:style style:name="T16" style:family="text">
      <style:text-properties officeooo:rsid="0006de47"/>
    </style:style>
    <style:style style:name="T17" style:family="text">
      <style:text-properties officeooo:rsid="000771d3"/>
    </style:style>
    <style:style style:name="T18" style:family="text">
      <style:text-properties officeooo:rsid="000c7bb3"/>
    </style:style>
    <style:style style:name="T19" style:family="text">
      <style:text-properties officeooo:rsid="000dc268"/>
    </style:style>
    <style:style style:name="T20" style:family="text">
      <style:text-properties fo:language="nl" fo:country="NL"/>
    </style:style>
    <style:style style:name="T21" style:family="text">
      <style:text-properties fo:language="nl" fo:country="NL" officeooo:rsid="000983c4"/>
    </style:style>
    <style:style style:name="T22" style:family="text">
      <style:text-properties fo:language="nl" fo:country="NL" officeooo:rsid="0008b8b6"/>
    </style:style>
    <style:style style:name="T23" style:family="text">
      <style:text-properties fo:language="nl" fo:country="NL" officeooo:rsid="00107b46"/>
    </style:style>
    <style:style style:name="T24" style:family="text">
      <style:text-properties fo:language="nl" fo:country="NL" officeooo:rsid="000aa779"/>
    </style:style>
    <style:style style:name="T25" style:family="text">
      <style:text-properties fo:language="nl" fo:country="NL" officeooo:rsid="001113e5"/>
    </style:style>
    <style:style style:name="T26" style:family="text">
      <style:text-properties officeooo:rsid="00167d07"/>
    </style:style>
    <style:style style:name="T27" style:family="text">
      <style:text-properties officeooo:rsid="001cc9a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rojectvoorstel</text:p>
      <text:p text:style-name="Text_20_body"><text:span text:style-name="T27">Project: </text:span>Implementatie van een zuiver functionele programmeertaal</text:p>
      <text:p text:style-name="P27">Begeleider: Prof. dr. Dirk Janssens</text:p>
      <text:h text:style-name="P29" text:outline-level="1">Motivatie</text:h>
      <text:p text:style-name="P2">Ik ben al geruime tijd ge<text:span text:style-name="T17">ï</text:span>nteresseerd in zuiver functioneel programmeren, en meer specifiek in Haskell. </text:p>
      <text:p text:style-name="P2"><text:span text:style-name="T8">F</text:span>unctionele talen zijn talen die <text:span text:style-name="T8">het belang van zuivere functies sterk benadrukken. Zuivere functies zijn functies die geen neveneffecten hebben en waarvan de teruggegeven waarde steeds louter afhankelijk is van de argumenten.</text:span></text:p>
      <text:p text:style-name="P3">De motivatie hiervoor is dat het makkelijk is om met zuivere functies te redeneren. Hoewel het initieel ontwerp van de code soms moeilijker is wanneer we mutatie moeten vermijden, <text:span text:style-name="T9">lijkt</text:span> zuiver functionele code resistenter tegen bepaalde soorten bugs <text:span text:style-name="T9">en lijkt</text:span> ze makkelijker te <text:span text:style-name="T26">onderhouden</text:span> (zeker in combinatie met sterke typering).</text:p>
      <text:p text:style-name="P4">Haskell voegt <text:span text:style-name="T16">daar </text:span>ook <text:span text:style-name="T16">nog </text:span><text:span text:style-name="T10">lazy evaluation</text:span><text:span text:style-name="T11"> </text:span><text:span text:style-name="T12">aan </text:span><text:span text:style-name="T11">toe: een expressie wordt pas ge</text:span><text:span text:style-name="T13">ë</text:span><text:span text:style-name="T11">valueerd wanneer dat strikt noodzakelijk is. Deze evaluatiestrategie is niet inherent aan functioneel programmeren, maar wel enkel van toepassing op zuiver functionele </text:span><text:span text:style-name="T13">code</text:span><text:span text:style-name="T11">. Het is namelijk vrijwel onmogelijk om uitgestelde evaluaties en neveneffecten met elkaar te combineren zonder dat het programma onbegrijpelijk wordt.</text:span></text:p>
      <text:p text:style-name="P5"><text:span text:style-name="T11">Een belangrijk nadeel is dat de performantie van imperatieve talen moeilijk te evenaren is. Functionele programma's maken meestal minder gebruik van arrays omdat deze te duur zijn om </text:span><text:span text:style-name="T13">niet-destructief te</text:span><text:span text:style-name="T11"> updaten. De datastructuren die dan ter vervanging gebruikt worden (vaak boomstructuren of gelinkte lijsten) hebben een zekere extra overhead </text:span><text:span text:style-name="T13">en een slechtere ruimtelijke lokaliteit</text:span><text:span text:style-name="T11">. </text:span><text:span text:style-name="T13">Lazy evaluation maakt het daarbovenop ook moeilijker om </text:span><text:span text:style-name="T15">voorspellingen te doen over het ruimteverbruik van de code.</text:span></text:p>
      <text:p text:style-name="P6"><text:span text:style-name="T11">Deze problemen kunnen deels worden opgevangen doordat de code makkelijker te paralleliseren is, en door optimalisatie door de compiler. Omdat de compiler bepaalde garanties krijgt over zuivere code, kan deze soms agressiever optimaliseren dan een compiler voor een imperatieve taal.</text:span></text:p>
      <text:p text:style-name="P6"><text:span text:style-name="T11">Om performante Haskell code te schrijven is het dus belangrijk om te begrijpen welke optimalisaties een compiler kan uitvoeren.</text:span></text:p>
      <text:p text:style-name="P6"><text:span text:style-name="T11"/></text:p>
      <text:p text:style-name="P6"><text:span text:style-name="T11">Ik zou graag het individueel project gebruiken om meer bij te leren over hoe een zuiver functionele taal geïmplementeerd wordt. Verder zou ik graag meer ervaring krijgen in het schrijven van een niet-triviaal programma in zuiver functionele stijl.</text:span></text:p>
      <text:p text:style-name="P6"><text:span text:style-name="T11"/></text:p>
      <text:p text:style-name="P6"><text:soft-page-break/><text:span text:style-name="T11">Mijn voorstel is dus om een </text:span><text:span text:style-name="T14">partiële</text:span><text:span text:style-name="T11"> Haskell implementatie te schrijven in Haskell.</text:span></text:p>
      <text:h text:style-name="P29" text:outline-level="1">Concreet</text:h>
      <text:p text:style-name="P7"><text:span text:style-name="T1">Dit voorstel betreft een zelfstudie van het boek “</text:span><text:span text:style-name="T2">The Implementation of Functional Programming Languages</text:span><text:span text:style-name="T3">” van Simon Peyton Jones </text:span><text:span text:style-name="T4">(1987)</text:span><text:span text:style-name="T3">.</text:span></text:p>
      <text:p text:style-name="P10"><text:span text:style-name="T3">A</text:span><text:span text:style-name="T2">ls eindresultaat zal minimaal een werkende, partiële implementatie van de Haskell programmeertaal worden opgeleverd. </text:span><text:span text:style-name="T7">Verder zal er documentatie worden opgeleverd die moet helpen om de evaluatie vlot te doen verlopen, en verslagen die de theorie van het boek linken aan de implementatie.</text:span></text:p>
      <text:p text:style-name="P9"><text:span text:style-name="T2">Met partieel wordt bedoeld: de implementatie zal enkel zuivere code kunnen evalueren, er zal geen input/output systeem worden voorzien. De nadruk van de uitbreidingen bovenop de minimale implementatie zal voornamelijk liggen op zuivere code meer performant evalueren. </text:span></text:p>
      <text:p text:style-name="P9"><text:span text:style-name="T2">Verder zullen er ongetwijfeld nog veel vereisten van de Haskell standaard niet worden geïmplementeerd, </text:span><text:span text:style-name="T6">bijvoorbeeld</text:span><text:span text:style-name="T5"> </text:span><text:span text:style-name="T6">tail call elimination en </text:span><text:span text:style-name="T5">garbage collection </text:span><text:span text:style-name="T6">worden niet in de basisvereisten opgenomen.</text:span></text:p>
      <text:p text:style-name="P8"><text:span text:style-name="T2">Een programma voor deze implementatie zal dus bestaan uit een lijst van functie- en typedefinities, met 1 enkele expressie die geëvalueerd wordt, waarna het resultaat wordt uitgeprint.</text:span></text:p>
      <text:p text:style-name="P8"><text:span text:style-name="T2"/></text:p>
      <text:h text:style-name="P31" text:outline-level="3">Voorgestelde basisvereisten</text:h>
      <text:p text:style-name="P11">De vereisten die hier worden opgelijst zouden voldoende moeten zijn om te slagen voor het vak.</text:p>
      <text:list xml:id="list2278883887968108024" text:style-name="L1">
        <text:list-item>
          <text:p text:style-name="P12">Omzetting van Haskell naar verrijkte lambdacalculus (hoofdstukken 2 en 3).</text:p>
        </text:list-item>
        <text:list-item>
          <text:p text:style-name="P13">Algebraïsche datastructuren en pattern matching (hoofdstukken 4 en 5).</text:p>
        </text:list-item>
        <text:list-item>
          <text:p text:style-name="P13">Verrijkte lambdacalculus omzetten naar lambdacalculus (hoofdstuk 6).</text:p>
        </text:list-item>
        <text:list-item>
          <text:p text:style-name="P13">Type checking en type inference (hoofdstukken 8 en 9).</text:p>
        </text:list-item>
        <text:list-item>
          <text:p text:style-name="P13">Graafvoorstelling en graafreductie (hoofdstukken 10, 11 en 12).</text:p>
        </text:list-item>
      </text:list>
      <text:p text:style-name="P14"/>
      <text:h text:style-name="P32" text:outline-level="3">Uitbreidingen</text:h>
      <text:p text:style-name="P15">Het is vrijwel zeker onmogelijk om alle uitbreidingen uit het hele boek te implementeren. <text:span text:style-name="T18">Sommige hoofdstukken, zoals bijvoorbeeld dat over garbage collection, bevatten slechts een oppervlakkige introductie tot het onderwerp, en vallen waarschijnlijk buiten de scope van dit project.</text:span></text:p>
      <text:p text:style-name="P18">Hier volgt een volledige lijst van mogelijke uitbreidingen, met in het vetgedrukt de uitbreidingen <text:span text:style-name="T19">waarvan ik vermoed dat het realistisch is om ze op te leveren</text:span>.</text:p>
      <text:list xml:id="list7652282200077360978" text:style-name="L2">
        <text:list-item>
          <text:p text:style-name="P19">List comprehensions (hoofdstuk 7).</text:p>
        </text:list-item>
        <text:list-item>
          <text:p text:style-name="P17"><text:soft-page-break/>Compilatie</text:p>
          <text:list>
            <text:list-item>
              <text:p text:style-name="P20">Supercombinators en lambda-lifting (hoofdstuk 13).</text:p>
            </text:list-item>
            <text:list-item>
              <text:p text:style-name="P20">Recursieve supercombinators (hoofdstuk 14).</text:p>
            </text:list-item>
            <text:list-item>
              <text:p text:style-name="P21">Fully-lazy lambda lifting (hoofdstuk 15).</text:p>
            </text:list-item>
            <text:list-item>
              <text:p text:style-name="P16">SK combinatoren (hoofdstuk 16).</text:p>
            </text:list-item>
            <text:list-item>
              <text:p text:style-name="P16">G-machine (hoofdstukken 18, 19 en 20).</text:p>
            </text:list-item>
          </text:list>
        </text:list-item>
        <text:list-item>
          <text:p text:style-name="P16">Geheugenmanagement en garbage collection (hoofdstuk 17).</text:p>
        </text:list-item>
        <text:list-item>
          <text:p text:style-name="P16">Tail call optimalisatie (hoofdstuk 21).</text:p>
        </text:list-item>
        <text:list-item>
          <text:p text:style-name="P16">Striktheidsanalyse (hoofdstuk 22).</text:p>
        </text:list-item>
        <text:list-item>
          <text:p text:style-name="P17">Typeclasses (niet in het boek).</text:p>
        </text:list-item>
        <text:list-item>
          <text:p text:style-name="P17">Input/output met monaden (niet in het boek).</text:p>
        </text:list-item>
      </text:list>
      <text:p text:style-name="P18"/>
      <text:h text:style-name="P33" text:outline-level="3">Evaluatie</text:h>
      <text:p text:style-name="P26">Ik zal een demonstratie geven van de opgeleverde features. De code zal worden ingediend met voorbeeldinput en documentatie.</text:p>
      <text:h text:style-name="P30" text:outline-level="1">Planning</text:h>
      <text:p text:style-name="P25">Ik stel volgende persoonlijke deadlines.</text:p>
      <text:p text:style-name="P25"/>
      <text:p text:style-name="P22">21 februari: <text:span text:style-name="T21">Verrijkte lambdacalculus omzetten naar lambdacalculus (hoofdstuk 6).</text:span></text:p>
      <text:p text:style-name="P23"><text:span text:style-name="T20">20 maart: </text:span><text:span text:style-name="T21">Graafvoorstelling en graafreductie (hoofdstukken 10, 11 en 12).</text:span></text:p>
      <text:p text:style-name="P23"><text:span text:style-name="T23">3 april: </text:span><text:span text:style-name="T22">Omzetting van Haskell naar verrijkte lambdacalculus (hoofdstukken 2 en 3).</text:span></text:p>
      <text:p text:style-name="P23"><text:span text:style-name="T23">10 april: </text:span><text:span text:style-name="T21">Algebraïsche datastructuren en pattern matching (hoofdstukken 4 en 5).</text:span></text:p>
      <text:p text:style-name="P24"><text:span text:style-name="T23">24 april: </text:span><text:span text:style-name="T21">Type checking en type inference (hoofdstukken 8 en 9).</text:span></text:p>
      <text:p text:style-name="P1"><text:span text:style-name="T25">1 mei: </text:span><text:span text:style-name="T21">List comprehensions (hoofdstuk 7).</text:span></text:p>
      <text:p text:style-name="P1"><text:span text:style-name="T25">15 mei: </text:span><text:span text:style-name="T21">Supercombinators en lambda-lifting (hoofdstuk 13).</text:span></text:p>
      <text:p text:style-name="P1"><text:span text:style-name="T25">29 mei: </text:span><text:span text:style-name="T24">Recursieve supercombinators (hoofdstuk 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normal" officeooo:rsid="0015899c" officeooo:paragraph-rsid="0015899c" style:font-style-asian="normal"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tab/>Koen Pauwel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7T21:58:13.604747460</meta:creation-date>
    <dc:date>2015-12-18T22:03:50.964255374</dc:date>
    <meta:editing-duration>PT1H36M39S</meta:editing-duration>
    <meta:editing-cycles>3</meta:editing-cycles>
    <meta:generator>LibreOffice/5.0.2.2$Linux_X86_64 LibreOffice_project/00m0$Build-2</meta:generator>
    <meta:document-statistic meta:table-count="0" meta:image-count="0" meta:object-count="0" meta:page-count="3" meta:paragraph-count="54" meta:word-count="799" meta:character-count="5611" meta:non-whitespace-character-count="4880"/>
  </office:meta>
</office:document-meta>
</file>